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nterceptFieldCallback.readObject( Object obj , String name , Object ol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InterceptFieldCallback.readShort( Object obj , String name , short ol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InterceptFieldCallback.writeByte( Object obj , String name , byte oldValue , byte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InterceptFieldCallback.writeDouble( Object obj , String name , double oldValue , double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InterceptFieldCallback.writeFloat( Object obj , String name , float oldValue , floa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InterceptFieldCallback.readFloat( Object obj , String name , float ol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InterceptFieldCallback.writeInt( Object obj , String name , int oldValue , in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InterceptFieldCallback.readDouble( Object obj , String name , double ol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InterceptFieldCallback.readChar( Object obj , String name , char ol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InterceptFieldCallback.writeObject( Object obj , String name , Object oldValue , Objec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InterceptFieldCallback.writeLong( Object obj , String name , long oldValue , lo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InterceptFieldCallback.readBoolean( Object obj , String name , boolean ol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InterceptFieldCallback.writeChar( Object obj , String name , char oldValue , char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InterceptFieldCallback.writeShort( Object obj , String name , short oldValue , shor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InterceptFieldCallback.writeBoolean( Object obj , String name , boolean oldValue , boolean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InterceptFieldCallback.readLong( Object obj , String name , long ol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InterceptFieldCallback.readInt( Object obj , String name , int ol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InterceptFieldCallback.readByte( Object obj , String name , byte ol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